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4.4339in"/>
    </style:style>
    <style:style style:name="co6" style:family="table-column">
      <style:table-column-properties fo:break-before="auto" style:column-width="1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office:value-type="string">
            <text:p>NULL</text:p>
          </table:table-cell>
          <table:table-cell/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4"/>
          <table:table-cell table:style-name="ce16" table:number-columns-repeated="3"/>
        </table:table-row>
        <table:table-row table:style-name="ro3">
          <table:table-cell/>
          <table:table-cell table:style-name="ce5" office:value-type="string">
            <text:p>t_resultion </text:p>
          </table:table-cell>
          <table:table-cell table:style-name="ce9" office:value-type="string">
            <text:p><text:span text:style-name="T1">Scan.execBlockId (Primero) </text:span></text:p>
            <text:p>→ ExecBlock.startTime Scan.execBlockId (Final) </text:p>
            <text:p>-&gt; ExecBlock.endTime endTime - startTime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4">
          <table:table-cell office:value-type="string">
            <text:p>x</text:p>
          </table:table-cell>
          <table:table-cell table:style-name="ce5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10"/>
          <table:table-cell table:style-name="ce13" office:value-type="string">
            <text:p>Problema: ¿como ubicar un Spectral_Window especifico? </text:p>
            <text:p>Ejemplo: uid___A002_X36a70f_X318, scan 1 tiene souceName = J0522-364, el que a su vez tiene 33 spectralWindows, algunos de los cuales tienen &lt;resolution&gt; y no todos los resolution tienen el mismo valor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4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fits_name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5" office:value-type="string">
            <text:p>Nombre del fits asociado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0000-00-00T10:28: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8-12T12:03:12</dc:date>
    <meta:editing-duration>PT3H41M55S</meta:editing-duration>
    <meta:editing-cycles>28</meta:editing-cycles>
    <meta:generator>LibreOffice/4.0.2.2$Linux_x86 LibreOffice_project/400m0$Build-2</meta:generator>
    <dc:creator>Hector Calquin</dc:creator>
    <meta:document-statistic meta:table-count="3" meta:cell-count="113" meta:object-count="0"/>
  </office:meta>
</office:document-meta>
</file>